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ool.ge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ol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Tool.getKey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Tool.fillKeyset( Set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Tool.contains( Object re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ol.configure( Valu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ool.get( Object ref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Tool.getToolb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